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Perhaps these notes will acquire a decent form; at present, they're for internal use only.</text:p>
      <text:p text:style-name="Standard"/>
      <text:p text:style-name="Standard">The <text:span text:style-name="T1">Trace</text:span> praxis is supposed to morph into an 'illustrating blueprint', to help us present PANDA, illustrate PICOS concepts and good practices, libraries, OSSIs, UIs, etc. Needless to say, as is, it doesn't do any of the above but, I believe, it will either inspire something else on the theme, or be improved to do the intended.</text:p>
      <text:p text:style-name="Standard"/>
      <text:p text:style-name="Standard">PANDA presentation at DIVA is most pressing. The rest can wait, although works on the CHRONOS UI and UIs / OSSIs in general are planned as immediate continuation. Also, the sensor module is totally missing, represented just by 'embedded' battery reading.</text:p>
      <text:p text:style-name="Standard"/>
      <text:p text:style-name="Standard">'dupa' tags in the code point at immediate doubts. They're listed here as well, with varying levels of details.</text:p>
      <text:p text:style-name="Standard"/>
      <text:p text:style-name="Standard">The praxis is meant for WARSAW board (at the moment), all examples here are from the <text:span text:style-name="T1">mhop.xml</text:span> model. Note that the 1<text:span text:style-name="T2">st</text:span> thing to change is the model itself, when running in the new env. Pawel is working on.</text:p>
      <text:p text:style-name="Standard"/>
      <text:p text:style-name="Standard">Quick start:</text:p>
      <text:p text:style-name="Standard"/>
      <text:p text:style-name="Standard">Build for VUEE, associate <text:span text:style-name="T1">mhop.xml</text:span>, run VUEE with udaemon, connect node 0's ascii UART:</text:p>
      <text:p text:style-name="Standard"/>
      <text:p text:style-name="Standard">0: Anybody? (Y)</text:p>
      <text:p text:style-name="Standard">63: Anybody? (Y)</text:p>
      <text:p text:style-name="Standard">127: Anybody? (Y)</text:p>
      <text:p text:style-name="Standard"/>
      <text:p text:style-name="Standard">Time-stamped, attempts to find an operator appeared. This '<text:span text:style-name="T1">inactive</text:span> <text:span text:style-name="T1">oss</text:span>' mode is new as a general suggestion. I don't know whether the idea is bad altogether, should be recommended as an option, or as a good practice. In any case, input from an OSS is not expected until a '<text:span text:style-name="T3">Y</text:span>' appears:</text:p>
      <text:p text:style-name="Standard"/>
      <text:p text:style-name="P2">Y</text:p>
      <text:p text:style-name="P1">Trace Util commands:</text:p>
      <text:p text:style-name="P1">t [ dst [ dir [ hops ]]]</text:p>
      <text:p text:style-name="P1">s(tatus) [ dst [ hops ]]</text:p>
      <text:p text:style-name="P1">a(ny) dst hops len &lt;str&gt;</text:p>
      <text:p text:style-name="P1">d(isp) len &lt;str&gt;</text:p>
      <text:p text:style-name="P1"><text:s/>&lt;str&gt;</text:p>
      <text:p text:style-name="P1">r [ rxtx ]</text:p>
      <text:p text:style-name="P1">T [ hex ]</text:p>
      <text:p text:style-name="P1">m(aster) [1/0]</text:p>
      <text:p text:style-name="P1">h(elp)</text:p>
      <text:p text:style-name="P1">O(ff UI)</text:p>
      <text:p text:style-name="P1">q(uit)</text:p>
      <text:p text:style-name="Standard"/>
      <text:p text:style-name="Standard">Only now 'OSS-in' resources are allocated. (After <text:span text:style-name="T3">O</text:span> command, <text:span text:style-name="T1">Trace</text:span> releases input buffers and reverts to the <text:span text:style-name="T1">inactive oss</text:span> mode.) BTW, permanently active '<text:span text:style-name="T1">OSS-out</text:span>' is a yet another matter for a thoughtful discussion.</text:p>
      <text:p text:style-name="Standard"><text:soft-page-break/></text:p>
      <text:p text:style-name="P3">t</text:p>
      <text:p text:style-name="Standard">Trace to <text:span text:style-name="T1">dst</text:span>, with <text:span text:style-name="T1">hops</text:span> max. distance. <text:span text:style-name="T1">Dir</text:span> denotes the direction, coded as 0 – backwards, 1 – seeded forward, 2 – forward, 3 – both directions. Note that the trace is quite expensive network-wise and can play important roles on the application's functional level, main or supporting, so these distinctions are not frivolous, especially when one thinks about the packet length constraint. To illustrate:</text:p>
      <text:p text:style-name="Standard"/>
      <text:p text:style-name="P2">t 0 3 0</text:p>
      <text:p text:style-name="Standard">full flooding, packets growing both ways: as expensive as it gets</text:p>
      <text:p text:style-name="Standard"/>
      <text:p text:style-name="P2">t 14</text:p>
      <text:p text:style-name="P1">tr(14) 11 3 3:</text:p>
      <text:p text:style-name="P1"><text:s/>14 110*</text:p>
      <text:p text:style-name="P1"><text:s/>13 107 </text:p>
      <text:p text:style-name="P1"><text:s/>11 97 </text:p>
      <text:p text:style-name="P1"><text:s/>10 108</text:p>
      <text:p text:style-name="P1"/>
      <text:p text:style-name="P2">t 14 1</text:p>
      <text:p text:style-name="Standard">at node #4 (local_host 14) this appears (I call it 'seeded trace' for now, hoping for a better name):</text:p>
      <text:p text:style-name="P1">tr(10) 6 4 4:</text:p>
      <text:p text:style-name="P1"><text:s/>11 108 </text:p>
      <text:p text:style-name="P1"><text:s/>12 107 </text:p>
      <text:p text:style-name="P1"><text:s/>13 107 </text:p>
      <text:p text:style-name="P1"><text:s/>14 109</text:p>
      <text:p text:style-name="P1"/>
      <text:p text:style-name="P2">t 14 2</text:p>
      <text:p text:style-name="P1">tr(14) 9 3 3:</text:p>
      <text:p text:style-name="P1"><text:s/>12 97 </text:p>
      <text:p text:style-name="P1"><text:s/>13 107 </text:p>
      <text:p text:style-name="P1"><text:s/>14 108 </text:p>
      <text:p text:style-name="P1">*10 106</text:p>
      <text:p text:style-name="P1"/>
      <text:p text:style-name="P2">t 14 3</text:p>
      <text:p text:style-name="P1">tr(14) 7 3 4:</text:p>
      <text:p text:style-name="P1"><text:s/>12 97 </text:p>
      <text:p text:style-name="P1"><text:s/>13 108 </text:p>
      <text:p text:style-name="P1"><text:s/>14 107 </text:p>
      <text:p text:style-name="P1"><text:s/>13 107 </text:p>
      <text:p text:style-name="P1"><text:s/>12 109 </text:p>
      <text:p text:style-name="P1"><text:s/>11 107 </text:p>
      <text:p text:style-name="P1"><text:s/>10 107</text:p>
      <text:p text:style-name="Standard"/>
      <text:p text:style-name="Standard">In the '<text:span text:style-name="T4">tr(14) 7 3 4:'</text:span> above, 14 is the destination, 7 is the message type (to be converted to meaningful strings by an illustrative piter's plugin), 3 is forward, and 4 backward hop counter. Each of the follow-up lines shows node id and rssi on the packet's road. The counters are good no matter of the request, but in the case of 'seeded forward', where the back counter copies the forward – the only one available. Similarly, the lines with '*' denote data that is available but not requested. There is an important deficiency: on the packet's traverse, node ids are trimmed to 1 byte. Otherwise, the number of reported entries would have to be limited to half of the present maximum of 25, which covers well <text:soft-page-break/>all practical networks.</text:p>
      <text:p text:style-name="Standard"/>
      <text:p text:style-name="P3">s</text:p>
      <text:p text:style-name="Standard">Statistics / status. Its intended use goes well beyond its name and current functionality in other praxes. Note that the <text:span text:style-name="T1">dst</text:span> is where the stats are output; they're always collected at the source node, where the command is issued. Note that the 'classical' functionality can be achieved by 'a &lt;<text:span text:style-name="T1">dst</text:span>&gt; &lt;<text:span text:style-name="T1">hops</text:span>&gt; 1 s'. For example:</text:p>
      <text:p text:style-name="Standard"/>
      <text:p text:style-name="P2">s</text:p>
      <text:p text:style-name="P1">Stats 10 fl 0060 t 150 M 0 m 4260.3922 s 256 b 8</text:p>
      <text:p text:style-name="P1"/>
      <text:p text:style-name="P2">s 14</text:p>
      <text:p text:style-name="Standard"><text:span text:style-name="T4">Stats 10 fl 0060 t 125 M 0 m 4254.3922 s 256 b 6</text:span> (displayed at node #4 (id 14))</text:p>
      <text:p text:style-name="Standard"/>
      <text:p text:style-name="P2">a 14 0 1s</text:p>
      <text:p text:style-name="P1">Stats 14 fl 0040 t 157 M 0 m 4228.4160 s 256 b 8</text:p>
      <text:p text:style-name="P2">a 14 0 1 s</text:p>
      <text:p text:style-name="P1">Stats 14 fl 0040 t 167 M 0 m 4228.4160 s 256 b 8</text:p>
      <text:p text:style-name="Standard"/>
      <text:p text:style-name="Standard">Two last lines show the 14's statistics on the 10 (where the command was issued).</text:p>
      <text:p text:style-name="Standard"/>
      <text:p text:style-name="Standard">The actual statistics will vary with the applications. In <text:span text:style-name="T1">Trace</text:span>, we show hex flags (fl) that include node type and 'buttons' (alarms, events), uptime (t), master (M), memory (m) current.minimum, stack (s) and battery (b). In VUEE, <text:span text:style-name="T1">stack</text:span> is fixed at 256, and <text:span text:style-name="T1">battery</text:span> waits for a better model.</text:p>
      <text:p text:style-name="Standard"/>
      <text:p text:style-name="Standard">Commands that don't produce explicit output to the UI issue an implicit '<text:span text:style-name="T1">s</text:span>' after associated actions.</text:p>
      <text:p text:style-name="Standard"/>
      <text:p text:style-name="P3">a</text:p>
      <text:p text:style-name="Standard">'<text:span text:style-name="T1">Any</text:span>' command invokes the embedded command on <text:span text:style-name="T1">dst</text:span> within <text:span text:style-name="T1">hops</text:span> range. <text:span text:style-name="T1">Len</text:span> tail bytes are parsed at the source node, converted into an OSSI-independent structure and sent to <text:span text:style-name="T1">dst</text:span> for execution. Note that this makes the command UI-agnostic at execution time. Nested '<text:span text:style-name="T1">any</text:span>' or '<text:span text:style-name="T1">any</text:span>' to local host are not allowed, for no formal reason. I can't think of a practical use for them, but both can be accommodated, the former within the packet length limit.</text:p>
      <text:p text:style-name="Standard"/>
      <text:p text:style-name="P3">'d', ' '</text:p>
      <text:p text:style-name="Standard">Display their <text:span text:style-name="T1">str</text:span>, <text:span text:style-name="T1">d</text:span> last <text:span text:style-name="T1">len</text:span> characters:</text:p>
      <text:p text:style-name="Standard"/>
      <text:p text:style-name="P2"><text:s/>dupa jas</text:p>
      <text:p text:style-name="P1">dupa jas</text:p>
      <text:p text:style-name="P1"/>
      <text:p text:style-name="P2">d 3 dupa jas</text:p>
      <text:p text:style-name="P1">jas</text:p>
      <text:p text:style-name="Standard"/>
      <text:p text:style-name="Standard">Used with 'a<text:span text:style-name="T1">',</text:span> they are meant for event notifications on remote nodes, even with different UIs. Note that this way the (UI-independent) command interpreters substitute for distinct message types, which is quite desirable, I think. Of course, the UI-specific translator at the source node must do its job. </text:p>
      <text:p text:style-name="Standard"/>
      <text:p text:style-name="P3">r</text:p>
      <text:p text:style-name="Standard">RX ON /OFF. With no argument, it works as (embedded) <text:span text:style-name="T1">s</text:span>.</text:p>
      <text:p text:style-name="Standard"><text:soft-page-break/></text:p>
      <text:p text:style-name="P2">r 0</text:p>
      <text:p text:style-name="P1">Stats 10 fl 0020 t 14 M 0 m 4260.4148 s 256 b 1</text:p>
      <text:p text:style-name="P1"/>
      <text:p text:style-name="P2">r77</text:p>
      <text:p text:style-name="P1">Stats 10 fl 0060 t 84 M 0 m 4260.4148 s 256 b 4</text:p>
      <text:p text:style-name="Standard"/>
      <text:p text:style-name="Standard">switch RX off /on, visible through the flags. BTW, good practices for the rx status monitoring and on / off empty operations should be clearly stated. I don't really know what makes a significant difference.</text:p>
      <text:p text:style-name="Standard"/>
      <text:p text:style-name="P3">T &lt;hex&gt;</text:p>
      <text:p text:style-name="Standard">Directly sets and displays TARP parameters. Extremely dangerous even if somehow convenient, I don't think it should be directly available in any praxes other than test-related. Right now, it sets and outputs via <text:span text:style-name="T1">diag</text:span> these parameters. If not used in the DIVA presentation, I'll remove it from <text:span text:style-name="T1">Trace</text:span>.</text:p>
      <text:p text:style-name="Standard"/>
      <text:p text:style-name="P2">T</text:p>
      <text:p text:style-name="P1">Stats 10 fl 0060 t 13 M 0 m 4260.4148 s 256 b 1</text:p>
      <text:p text:style-name="P1">Time: 38976142495 [13.001042] &lt;0&gt; /ossi_in 138/ DIAG: TARP a3</text:p>
      <text:p text:style-name="P1"/>
      <text:p text:style-name="P2">T BACA</text:p>
      <text:p text:style-name="P1">Stats 10 fl 0060 t 87 M 0 m 4260.4148 s 256 b 4</text:p>
      <text:p text:style-name="P1">Time: 260838175830 [87.006250] &lt;0&gt; /ossi_in 138/ DIAG: TARP ca</text:p>
      <text:p text:style-name="Standard">I don't even know what 0xCA means... likely, nothing good. Even test praxes should operate on individual params: <text:span text:style-name="T1">slack, forward?, route recovery</text:span>, etc. </text:p>
      <text:p text:style-name="Standard"/>
      <text:p text:style-name="P3">m</text:p>
      <text:p text:style-name="Standard">Starts or stops the Master's beacon:</text:p>
      <text:p text:style-name="Standard"/>
      <text:p text:style-name="P2">m 1</text:p>
      <text:p text:style-name="P1">Stats 10 fl 0060 t 512 M 10 m 4260.4148 s 256 b 26</text:p>
      <text:p text:style-name="P2">m0</text:p>
      <text:p text:style-name="P1">Stats 10 fl 0060 t 519 M 0 m 4260.4148 s 256 b 26</text:p>
      <text:p text:style-name="Standard"/>
      <text:p text:style-name="Standard">I'm not sure what should be recommended as a default 'master-related functionality'. It is clear that many if not all praxes should have this built-in. Likely, all associated resources, save the <text:span text:style-name="T1">master_host</text:span> placeholder should be dynamic. However, I can't see a general prescription how masters should abdicate or be crowned. In <text:span text:style-name="T1">Trace</text:span>, the usual racing between commands and beacons may happen. One can think about this novelty: nodes should become masterless after missing a prescribed number of master beacons, and <text:span text:style-name="T1">Trace</text:span> implements that in a simplistic way. Whether this trigger should be a parameter, a number embedded in the beacon, a multiplier of expected beacon freq. or an absolute number... I don't know. <text:span text:style-name="T1">Trace</text:span> has it all opened (dangling would be a better word), waiting for CHRONOS implementation, where I am planning a <text:span text:style-name="T1">tag &amp; peg </text:span>-like implicit functionality when a node with RX ON receives constrained (by types, range or dst) messages from nodes with limited capacity and acts differently, depending whether itself it has a master or not. We'll see.</text:p>
      <text:p text:style-name="Standard"/>
      <text:p text:style-name="Standard"><text:span text:style-name="T3">(Below, there should be many more entries, but I leave them out until we're done with DIVA slides.)</text:span> </text:p>
      <text:p text:style-name="Standard"/>
      <text:p text:style-name="P3">Implementation, code, internals</text:p>
      <text:p text:style-name="P3"><text:soft-page-break/></text:p>
      <text:p text:style-name="P4">I split module headers into <text:span text:style-name="T1">mname.h</text:span> and <text:span text:style-name="T1">mname_dcl.h</text:span>. I thought it was a good idea, I don't think that now, but I left it for better eyes.</text:p>
      <text:p text:style-name="P3"/>
      <text:p text:style-name="P3"/>
      <text:p text:style-name="P3">Mysteries</text:p>
      <text:p text:style-name="Standard"/>
      <text:p text:style-name="Standard">VUEE (udaemon?) occasionally hang-ups with no apparent reason or trace. It was a tell-tale sign of the UART confusion with binary commands (the pointer to '\0' was interpreted as a binary command, with truly unpredictable outcome), so it may be a <text:s/>yet another bug's syndr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 olesinski</meta:initial-creator>
    <meta:creation-date>2012-08-16T18:47:01.51</meta:creation-date>
    <dc:date>2012-08-17T18:27:48.32</dc:date>
    <dc:creator>wlodek olesinski</dc:creator>
    <meta:editing-duration>PT05H06M01S</meta:editing-duration>
    <meta:editing-cycles>18</meta:editing-cycles>
    <meta:generator>OpenOffice.org/3.1$Win32 OpenOffice.org_project/310m19$Build-9420</meta:generator>
    <meta:document-statistic meta:table-count="0" meta:image-count="0" meta:object-count="0" meta:page-count="5" meta:paragraph-count="108" meta:word-count="1475" meta:character-count="8008"/>
  </office:meta>
</office:document-meta>
</file>